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MultipartHttpServletRequest.handleParseFailure( Throwable 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ndardMultipartFile.transferTo( File d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ndardMultipartHttpServletRequest.parseRequest( HttpServlet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tandardMultipartHttpServletRequest.StandardMultipartHttpServletRequest( HttpServletRequest request , boolean lazyPars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ndardMultipartHttpServletRequest.getParameterMap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andardMultipartFile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MultipartHttpServletRequest.StandardMultipartHttpServletRequest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MultipartHttpServletRequest.getMultipartContentType( String paramOrFi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ndardMultipartFile.getOriginal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MultipartHttpServletRequest.getParameterNam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andardMultipartHttpServletRequest.initializeMulti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MultipartFile.get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MultipartFile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MultipartFi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MultipartFile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MultipartFile.transferTo( Path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MultipartFile.StandardMultipartFile( Part part ,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MultipartFile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MultipartHttpServletRequest.getMultipartHeaders( String paramOrFil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